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6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ndStandWalking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8:10:4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276" calcext:value-type="float">
            <text:p>0.276</text:p>
          </table:table-cell>
          <table:table-cell office:value-type="float" office:value="18.6422" calcext:value-type="float">
            <text:p>18.6422</text:p>
          </table:table-cell>
          <table:table-cell office:value-type="float" office:value="0.96" calcext:value-type="float">
            <text:p>0.96</text:p>
          </table:table-cell>
          <table:table-cell office:value-type="float" office:value="0.7203" calcext:value-type="float">
            <text:p>0.72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1:04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2793" calcext:value-type="float">
            <text:p>0.2793</text:p>
          </table:table-cell>
          <table:table-cell office:value-type="float" office:value="18.7971" calcext:value-type="float">
            <text:p>18.7971</text:p>
          </table:table-cell>
          <table:table-cell office:value-type="float" office:value="0.922" calcext:value-type="float">
            <text:p>0.922</text:p>
          </table:table-cell>
          <table:table-cell office:value-type="float" office:value="0.7127" calcext:value-type="float">
            <text:p>0.71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1:1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2641" calcext:value-type="float">
            <text:p>0.2641</text:p>
          </table:table-cell>
          <table:table-cell office:value-type="float" office:value="18.3187" calcext:value-type="float">
            <text:p>18.31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311" calcext:value-type="float">
            <text:p>0.73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1:2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3045" calcext:value-type="float">
            <text:p>0.3045</text:p>
          </table:table-cell>
          <table:table-cell office:value-type="float" office:value="18.8508" calcext:value-type="float">
            <text:p>18.8508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6897" calcext:value-type="float">
            <text:p>0.68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1:5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2653" calcext:value-type="float">
            <text:p>0.2653</text:p>
          </table:table-cell>
          <table:table-cell office:value-type="float" office:value="18.2725" calcext:value-type="float">
            <text:p>18.2725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281" calcext:value-type="float">
            <text:p>0.72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2:11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table:style-name="ce2" office:value-type="float" office:value="0.3114" calcext:value-type="float">
            <text:p>0.3114</text:p>
          </table:table-cell>
          <table:table-cell table:style-name="ce2" office:value-type="float" office:value="18.9268" calcext:value-type="float">
            <text:p>18.9268</text:p>
          </table:table-cell>
          <table:table-cell office:value-type="float" office:value="0.9489" calcext:value-type="float">
            <text:p>0.9489</text:p>
          </table:table-cell>
          <table:table-cell table:style-name="ce2" office:value-type="float" office:value="0.6829" calcext:value-type="float">
            <text:p>0.68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8:13:29.097249538</dc:date>
    <meta:editing-duration>PT4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